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text-properties style:font-name="Verdana" fo:font-weight="normal" style:font-weight-asian="normal" style:font-weight-complex="normal"/>
    </style:style>
    <style:style style:name="P3" style:family="paragraph" style:parent-style-name="Text_20_body">
      <style:text-properties style:font-name="Verdana" fo:font-size="12pt" style:font-size-asian="12pt" style:font-size-complex="12pt"/>
    </style:style>
    <style:style style:name="P4" style:family="paragraph" style:parent-style-name="Preformatted_20_Text">
      <style:text-properties style:font-name="Verdana" fo:font-size="12pt" style:font-size-asian="12pt" style:font-size-complex="12pt"/>
    </style:style>
    <style:style style:name="P5" style:family="paragraph" style:parent-style-name="Preformatted_20_Text">
      <style:text-properties style:font-name="Verdana" fo:font-size="12pt" fo:font-style="italic" style:font-size-asian="12pt" style:font-style-asian="italic" style:font-size-complex="12pt" style:font-style-complex="italic"/>
    </style:style>
    <style:style style:name="P6" style:family="paragraph" style:parent-style-name="List_20_Heading">
      <style:text-properties style:font-name="Verdana" fo:font-weight="normal" style:font-weight-asian="normal" style:font-weight-complex="normal"/>
    </style:style>
    <style:style style:name="P7" style:family="paragraph" style:parent-style-name="List_20_Heading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List_20_Contents">
      <style:text-properties style:font-name="Verdana" fo:font-weight="normal" style:font-weight-asian="normal" style:font-weight-complex="normal"/>
    </style:style>
    <style:style style:name="P9" style:family="paragraph" style:parent-style-name="List_20_Contents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style:font-name="Verdana" fo:font-weight="normal" style:font-weight-asian="normal" style:font-weight-complex="normal"/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style:font-name="Verdan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Verdana" fo:font-weight="bold" style:font-weight-asian="bold" style:font-weight-complex="bold"/>
    </style:style>
    <style:style style:name="T8" style:family="text">
      <style:text-properties style:font-name="Verdana" fo:font-weight="normal" style:font-weight-asian="normal" style:font-weight-complex="normal"/>
    </style:style>
    <style:style style:name="T9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Verdana" fo:font-size="12pt" fo:font-style="italic" fo:font-weight="normal" style:font-size-asian="12pt" style:font-weight-asian="normal" style:font-size-complex="12pt" style:font-weight-complex="normal"/>
    </style:style>
    <style:style style:name="T12" style:family="text">
      <style:text-properties style:font-name="Verdan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Shell-Skripte Teil 5</text:span><text:span text:style-name="T7"><text:line-break/><text:line-break/><text:line-break/></text:span><text:span text:style-name="T10">if<text:line-break/>Seite 310 im Begleitbuch</text:span><text:span text:style-name="T9"><text:line-break/><text:line-break/>Nach dem </text:span><text:span text:style-name="T12">if</text:span><text:span text:style-name="T9"> kommt eine Bedingung die erfüllt werden soll. Gibt </text:span><text:span text:style-name="T12">if Bedingung</text:span><text:span text:style-name="T11"> </text:span><text:span text:style-name="T9">eine 0 als Rückgabewert zurück ist die Bedingung erfüllt und die Befehle zwischen </text:span><text:span text:style-name="T12">then</text:span><text:span text:style-name="T9"> und </text:span><text:span text:style-name="T12">fi </text:span><text:span text:style-name="T9">werden ausgeführt. <text:line-break/></text:span></text:p>
      <text:p text:style-name="P5">if Bedingung </text:p>
      <text:p text:style-name="P5"><text:tab/>then </text:p>
      <text:p text:style-name="P5"><text:s/><text:tab/><text:tab/>Befehl 1 </text:p>
      <text:p text:style-name="P5"><text:s text:c="2"/><text:tab/><text:tab/>Befehl 2 <text:line-break/><text:tab/><text:tab/>…<text:line-break/><text:tab/><text:tab/>Befehl n</text:p>
      <text:p text:style-name="P4"><text:span text:style-name="T3">fi</text:span><text:line-break/></text:p>
      <text:p text:style-name="P3"><text:span text:style-name="T3">fi</text:span> beendet was <text:span text:style-name="T3">if</text:span> (... <text:span text:style-name="T3">then</text:span>) gestartet hat. <text:span text:style-name="T3">fi</text:span> ist einfach <text:span text:style-name="T3">if</text:span> rückwärts geschrieben (wie <text:span text:style-name="T3">cat</text:span> und <text:span text:style-name="T3">tac</text:span>). „<text:span text:style-name="T3">If … then</text:span>“ können wir uns als „wenn … dann“ vorstellen.</text:p>
      <text:p text:style-name="Standard"><text:span text:style-name="T9"><text:line-break/><text:line-break/></text:span><text:span text:style-name="T10">Test bzw. [<text:line-break/>Seite 306 im Begleitbuch</text:span><text:span text:style-name="T9"><text:line-break/><text:line-break/>prüft die Bedingung und gibt 0 aus wenn die Bedingung erfüllt ist (sonst 1).<text:line-break/><text:line-break/>Schreibweisen:<text:line-break/><text:line-break/><text:tab/></text:span><text:span text:style-name="T12">if test &lt;Bedingungen&gt;</text:span><text:span text:style-name="T9"><text:line-break/><text:line-break/>oder in verkürzter Form<text:line-break/><text:line-break/><text:tab/></text:span><text:span text:style-name="T12">if [ Bedingung ]</text:span><text:span text:style-name="T9"><text:line-break/><text:line-break/>Achten Sie auf die Leerzeichen bei [ Bedingung ], sonst wird</text:span><text:span text:style-name="T13"> [ ausgeführt (ein symbolischer Link auf das Programm „test“). <text:line-break/>] wird von test erwartet. Dadurch weiß die Shell was zu den Bedingungen gehört.</text:span><text:span text:style-name="T9"><text:line-break/><text:line-break/>Welche </text:span><text:bookmark text:name="test"/><text:span text:style-name="T8">Bedingungen können wir überhaupt überprüfen?<text:line-break/></text:span><text:span text:style-name="T10">Seite 307 im Begleitbuch</text:span><text:span text:style-name="T8"><text:line-break/><text:line-break/>Die wichtigsten sind:<text:line-break/><text:line-break/>-r </text:span><text:span text:style-name="T15">&lt;Dateiname&gt;</text:span><text:span text:style-name="T8"> </text:span></text:p>
      <text:p text:style-name="P8">Die Datei <text:span text:style-name="T6">&lt;Dateiname&gt;</text:span> existiert und ist lesbar (readable)<text:line-break/></text:p>
      <text:p text:style-name="P6">-w <text:span text:style-name="T6">&lt;Dateiname&gt;</text:span></text:p>
      <text:p text:style-name="P8"><text:soft-page-break/>Die Datei <text:span text:style-name="T6">&lt;Dateiname&gt;</text:span> existiert und ist beschreibbar (writeable)<text:line-break/></text:p>
      <text:p text:style-name="P6">-x <text:span text:style-name="T6">&lt;Dateiname&gt;</text:span></text:p>
      <text:p text:style-name="P8">Die Datei <text:span text:style-name="T6">&lt;Dateiname&gt;</text:span> existiert und ist und ist ausführbar (executable)<text:line-break/></text:p>
      <text:p text:style-name="P6">-d <text:span text:style-name="T6">&lt;Dateiname&gt;</text:span> </text:p>
      <text:p text:style-name="P10"><text:tab/>Die Datei <text:span text:style-name="T6">&lt;Dateiname&gt;</text:span> existiert und ist und ist ein Verzeichnis<text:line-break/> </text:p>
      <text:p text:style-name="P6">-b <text:span text:style-name="T6">&lt;Dateiname&gt;</text:span> </text:p>
      <text:p text:style-name="P6"><text:tab/>Die Datei <text:span text:style-name="T6">&lt;Dateiname&gt;</text:span> existiert und ist und ist ein blockorientiertes <text:tab/>Gerät <text:line-break/></text:p>
      <text:p text:style-name="P6">-c <text:span text:style-name="T6">&lt;Dateiname&gt;</text:span> </text:p>
      <text:p text:style-name="P6"><text:tab/>Die Datei <text:span text:style-name="T6">&lt;Dateiname&gt;</text:span> existiert und ist und ist ein zeichenorientiertes <text:tab/>Gerät <text:line-break/></text:p>
      <text:p text:style-name="P6">-g <text:span text:style-name="T6">&lt;Dateiname&gt;</text:span> </text:p>
      <text:p text:style-name="P6"><text:tab/>Die Datei <text:span text:style-name="T6">&lt;Dateiname&gt;</text:span> existiert und das SGID-Bit ist gesetzt <text:line-break/></text:p>
      <text:p text:style-name="P6">-k <text:span text:style-name="T6">&lt;Dateiname&gt;</text:span> </text:p>
      <text:p text:style-name="P6"><text:tab/>Die Datei <text:span text:style-name="T6">&lt;Dateiname&gt;</text:span> existiert und das Sticky-Bit ist gesetzt <text:line-break/></text:p>
      <text:p text:style-name="P6">-u <text:span text:style-name="T6">&lt;Dateiname&gt;</text:span> </text:p>
      <text:p text:style-name="P6"><text:tab/>Die Datei <text:span text:style-name="T6">&lt;Dateiname&gt;</text:span> existiert und das SUID-Bit ist gesetzt <text:line-break/></text:p>
      <text:p text:style-name="P6">-e <text:span text:style-name="T6">&lt;Dateiname&gt;</text:span> </text:p>
      <text:p text:style-name="P8"><text:tab/>Die Datei <text:span text:style-name="T6">&lt;Dateiname&gt;</text:span> existiert (exists)<text:line-break/></text:p>
      <text:p text:style-name="P6">-f <text:span text:style-name="T6">&lt;Dateiname&gt;</text:span> </text:p>
      <text:p text:style-name="P6"><text:tab/>Die Datei <text:span text:style-name="T6">&lt;Dateiname&gt;</text:span> existiert und ist eine reguläre Datei (file)<text:line-break/></text:p>
      <text:p text:style-name="P6">-L <text:span text:style-name="T6">&lt;Dateiname&gt;</text:span> </text:p>
      <text:p text:style-name="P6"><text:tab/>Die Datei <text:span text:style-name="T6">&lt;Dateiname&gt;</text:span> existiert und ist ein symbolischer Link (link)<text:line-break/></text:p>
      <text:p text:style-name="P7">&lt;Dateiname1&gt; -nt &lt;Dateiname2&gt; </text:p>
      <text:p text:style-name="P9">Datei1 ist neuer als Datei2 (newer than)<text:line-break/> </text:p>
      <text:p text:style-name="P7">Datei1 -ot Datei2 </text:p>
      <text:p text:style-name="P9">Datei1 ist älter als Datei2 (older than) </text:p>
      <text:p text:style-name="P11"><text:line-break/><text:line-break/>Auch Werte und Variablen können verglichen werden:<text:line-break/></text:p>
      <text:p text:style-name="P7">Wert1 -eq Wert2 </text:p>
      <text:p text:style-name="P7"><text:tab/>trifft zu, wenn Wert1 gleich Wert2 ist (equal) <text:line-break/><text:line-break/>Wert1 -ne Wert2 </text:p>
      <text:p text:style-name="P7"><text:tab/>trifft zu, wenn Wert1 ungleich Wert2 ist (not equal) <text:line-break/><text:line-break/><text:soft-page-break/>Wert1 -gt Wert2 </text:p>
      <text:p text:style-name="P7"><text:tab/>trifft zu, wenn Wert1 größer als Wert2 ist (greater than) <text:line-break/><text:line-break/>Wert1 -ge Wert2 </text:p>
      <text:p text:style-name="P7"><text:tab/>trifft zu, wenn Wert1 größer oder gleich Wert2 ist (greater or equal) <text:line-break/><text:line-break/>Wert1 -lt Wert2 </text:p>
      <text:p text:style-name="P7"><text:tab/>trifft zu, wenn Wert1 kleiner Wert2 ist (less than) <text:line-break/><text:line-break/>Wert1 -le Wert2 </text:p>
      <text:p text:style-name="P7"><text:tab/>trifft zu, wenn Wert1 kleiner oder gleich Wert2 ist (less or equal) <text:line-break/><text:line-break/></text:p>
      <text:p text:style-name="P2"/>
      <text:p text:style-name="P1"><text:span text:style-name="T2">nano datei_test_(Parameter)<text:tab/><text:tab/></text:span><text:span text:style-name="T5">#Mit nano (oder vi) die Datei <text:tab/><text:tab/><text:tab/><text:tab/><text:tab/><text:tab/><text:tab/><text:tab/> <text:s/>datei_test_* erstellen/öffnen<text:line-break/></text:span><text:span text:style-name="T2"><text:line-break/>#!/bin/bash<text:tab/><text:tab/><text:tab/><text:tab/></text:span><text:span text:style-name="T5">#Es kommt eine ausführbare Datei, <text:tab/><text:tab/><text:tab/><text:tab/><text:tab/><text:tab/><text:tab/> <text:s/>bin/bash dafür nutzen<text:line-break/>#test testen<text:tab/><text:tab/><text:tab/><text:tab/>#nur ein Kommentar/Kurzbeschreibung</text:span><text:span text:style-name="T2"><text:line-break/>if test -r beliebig<text:tab/><text:tab/><text:tab/><text:tab/></text:span><text:span text:style-name="T5">#gibt es Datei „beliebig“ und ist sie lesbar?<text:line-break/><text:tab/>then<text:tab/><text:tab/><text:tab/><text:tab/><text:tab/>#falls ja tue folgendes<text:line-break/> <text:tab/><text:tab/>echo „stimmt“<text:tab/><text:tab/>#gibt stimmt aus<text:line-break/><text:tab/><text:tab/>echo „alles richtig“<text:tab/>#gibt alles richtig aus<text:line-break/>fi<text:tab/><text:tab/><text:tab/><text:tab/><text:tab/><text:tab/>#</text:span><text:span text:style-name="T15">beendet was </text:span><text:span text:style-name="T14">if</text:span><text:span text:style-name="T15"> (... </text:span><text:span text:style-name="T14">then</text:span><text:span text:style-name="T15">) gestartet hat</text:span><text:span text:style-name="T5"><text:line-break/>echo „fertig“<text:tab/><text:tab/><text:tab/><text:tab/>#gibt zum Schluss fertig aus</text:span><text:span text:style-name="T1"><text:line-break/><text:line-break/></text:span><text:span text:style-name="T2">chmod 777 datei_test_(Parameter)</text:span><text:span text:style-name="T5">#Berechtigung auf alle dürfen alles setzten</text:span><text:span text:style-name="T1"><text:line-break/>./</text:span><text:span text:style-name="T2">datei_test_*</text:span><text:span text:style-name="T1"><text:tab/><text:tab/><text:tab/><text:tab/>#startet wieder das Skript (* durch <text:tab/><text:tab/><text:tab/><text:tab/><text:tab/><text:tab/><text:tab/> <text:s/>richtigen Namen ersetzen)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9T09:21:03.41</meta:creation-date>
    <dc:date>2020-05-19T11:16:22.76</dc:date>
    <meta:editing-duration>PT16H5M3S</meta:editing-duration>
    <meta:editing-cycles>15</meta:editing-cycles>
    <meta:generator>OpenOffice/4.1.7$Win32 OpenOffice.org_project/417m1$Build-9800</meta:generator>
    <meta:print-date>2019-08-29T16:28:29.94</meta:print-date>
    <meta:document-statistic meta:table-count="0" meta:image-count="0" meta:object-count="0" meta:page-count="3" meta:paragraph-count="44" meta:word-count="484" meta:character-count="3267"/>
  </office:meta>
</office:document-meta>
</file>